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sans-serif"/>
    <style:font-face style:name="droid-sans" svg:font-family="droid-sans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 style:list-style-name="L3"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variant="normal" fo:text-transform="none" fo:color="#2c3635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2c3635" style:font-name="Verdana" fo:font-size="9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2c3635" style:font-name="Verdana" fo:font-size="9pt" fo:letter-spacing="normal" fo:font-style="normal" style:text-underline-style="none" fo:font-weight="normal"/>
    </style:style>
    <style:style style:name="T4" style:family="text">
      <style:text-properties fo:font-variant="normal" fo:text-transform="none" fo:color="#2c3635" fo:font-size="9pt" fo:letter-spacing="normal" fo:font-style="normal" fo:font-weight="normal"/>
    </style:style>
    <style:style style:name="T5" style:family="text">
      <style:text-properties fo:font-variant="normal" fo:text-transform="none" fo:color="#2c3635" fo:font-size="9pt" fo:letter-spacing="normal" fo:font-style="normal" style:text-underline-style="none" fo:font-weight="normal"/>
    </style:style>
    <style:style style:name="T6" style:family="text">
      <style:text-properties fo:font-variant="normal" fo:text-transform="none" fo:color="#2c3635" style:font-name="Arial" fo:font-size="9pt" fo:letter-spacing="normal" fo:font-style="normal" style:text-underline-style="none" fo:font-weight="normal"/>
    </style:style>
    <style:style style:name="T7" style:family="text">
      <style:text-properties fo:font-variant="normal" fo:text-transform="none" fo:color="#2c3635" style:font-name="Arial" fo:letter-spacing="normal" fo:font-style="normal" style:text-underline-style="none" fo:font-weight="normal"/>
    </style:style>
    <style:style style:name="T8" style:family="text">
      <style:text-properties fo:font-variant="normal" fo:text-transform="none" fo:color="#2c3635" style:font-name="Arial" fo:font-size="10pt" fo:letter-spacing="normal" fo:font-style="normal" style:text-underline-style="none" fo:font-weight="normal" style:font-size-asian="10pt" style:font-size-complex="10pt"/>
    </style:style>
    <style:style style:name="T9" style:family="text">
      <style:text-properties fo:font-variant="normal" fo:text-transform="none" fo:color="#2c3635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2c3635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2c3635" style:font-name="Arial" fo:font-size="10pt" fo:letter-spacing="normal" fo:font-style="normal" style:text-underline-style="none" style:font-size-asian="10pt" style:font-size-complex="10pt"/>
    </style:style>
    <style:style style:name="T12" style:family="text">
      <style:text-properties fo:font-variant="normal" fo:text-transform="none" fo:color="#2c3635" style:font-name="Arial" fo:font-size="10pt" fo:letter-spacing="normal" fo:font-style="normal" style:text-underline-style="none" fo:font-weight="bold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2c3635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2c3635" style:font-name="Arial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2c3635" style:font-name="Arial" fo:font-size="10pt" fo:letter-spacing="normal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2c3635" style:font-name="Arial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variant="normal" fo:text-transform="none" fo:color="#2c3635" fo:letter-spacing="normal"/>
    </style:style>
    <style:style style:name="T18" style:family="text">
      <style:text-properties fo:font-variant="normal" fo:text-transform="none" fo:color="#2c3635" fo:letter-spacing="normal" fo:font-style="normal"/>
    </style:style>
    <style:style style:name="T19" style:family="text">
      <style:text-properties fo:font-variant="normal" fo:text-transform="none" fo:color="#2c3635" fo:letter-spacing="normal" fo:font-style="normal" fo:font-weight="normal"/>
    </style:style>
    <style:style style:name="T20" style:family="text">
      <style:text-properties style:text-underline-style="none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font-name="Arial" style:text-underline-style="none"/>
    </style:style>
    <style:style style:name="T23" style:family="text">
      <style:text-properties style:font-name="Arial" fo:font-size="10pt" style:text-underline-style="none" style:font-size-asian="10pt" style:font-size-complex="10pt"/>
    </style:style>
    <style:style style:name="T24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25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2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27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8" style:family="text">
      <style:text-properties style:font-name="Arial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71348389530376930" text:style-name="L3">
        <text:list-item>
          <text:p text:style-name="P3">Background images edited from pictures by BlueCakeCZ</text:p>
          <text:list>
            <text:list-item>
              <text:p text:style-name="P1"><text:span text:style-name="T29">Deviantart: </text:span><text:a xlink:type="simple" xlink:href="https://bluecakecz.deviantart.com/" text:style-name="Internet_20_link" text:visited-style-name="Visited_20_Internet_20_Link">https://bluecakecz.deviantart.com/</text:a></text:p>
            </text:list-item>
          </text:list>
        </text:list-item>
        <text:list-item>
          <text:p text:style-name="P3"><text:span text:style-name="T17">All music by A Drop A Day</text:span></text:p>
          <text:list>
            <text:list-item>
              <text:p text:style-name="P1"><text:span text:style-name="T10">Soundcloud: </text:span><text:a xlink:type="simple" xlink:href="https://soundcloud.com/adrop_aday" text:style-name="Internet_20_link" text:visited-style-name="Visited_20_Internet_20_Link">https://soundcloud.com/adrop_aday</text:a></text:p>
            </text:list-item>
          </text:list>
        </text:list-item>
        <text:list-item>
          <text:p text:style-name="P3"><text:span text:style-name="T17">Re-textured drone model by VoodooPlay</text:span></text:p>
          <text:list>
            <text:list-item>
              <text:p text:style-name="P1"><text:span text:style-name="T10">Website: </text:span><text:a xlink:type="simple" xlink:href="http://www.voodooplay.com/" text:style-name="Internet_20_link" text:visited-style-name="Visited_20_Internet_20_Link">http://www.voodooplay.com/</text:a></text:p>
            </text:list-item>
          </text:list>
        </text:list-item>
        <text:list-item>
          <text:p text:style-name="P3"><text:span text:style-name="T17">Streamster font by Youssef Habchi</text:span></text:p>
          <text:list>
            <text:list-item>
              <text:p text:style-name="P1"><text:a xlink:type="simple" xlink:href="http://youssef-habchi.com/" text:style-name="Internet_20_link" text:visited-style-name="Visited_20_Internet_20_Link"><text:span text:style-name="T10">http://youssef-habchi.com/</text:span></text:a></text:p>
            </text:list-item>
          </text:list>
        </text:list-item>
        <text:list-item>
          <text:p text:style-name="P3"><text:span text:style-name="T17">Sound effects created by:</text:span></text:p>
          <text:list>
            <text:list-item>
              <text:p text:style-name="P1"><text:span text:style-name="T10">DustyRoom: </text:span><text:a xlink:type="simple" xlink:href="http://dustyroom.com/" text:style-name="Internet_20_link" text:visited-style-name="Visited_20_Internet_20_Link">http://dustyroom.com/</text:a></text:p>
            </text:list-item>
            <text:list-item>
              <text:p text:style-name="P1"><text:span text:style-name="T10">Little Robot Sound Factory: </text:span><text:a xlink:type="simple" xlink:href="http://www.littlerobotsoundfactory.com/" text:style-name="Internet_20_link" text:visited-style-name="Visited_20_Internet_20_Link">http://www.littlerobotsoundfactory.com/</text:a></text:p>
            </text:list-item>
            <text:list-item>
              <text:p text:style-name="P3"><text:span text:style-name="T17">SoundBits: https://soundbits.de/</text:span>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sans-serif"/>
    <style:font-face style:name="droid-sans" svg:font-family="droid-sans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08T11:10:12.59</meta:creation-date>
    <meta:document-statistic meta:table-count="0" meta:image-count="0" meta:object-count="0" meta:page-count="1" meta:paragraph-count="12" meta:word-count="56" meta:character-count="467"/>
    <dc:date>2018-03-08T11:52:02.11</dc:date>
    <meta:editing-duration>PT11M29S</meta:editing-duration>
    <meta:editing-cycles>1</meta:editing-cycles>
    <meta:generator>OpenOffice/4.1.4$Win32 OpenOffice.org_project/414m5$Build-9788</meta:generator>
  </office:meta>
</office:document-meta>
</file>